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7d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</text:span>our mettre une vidéo sur le site (la lien doit être en "https://www.youtube.com/embed/" donc copier un lien dans l'url ne marchera pas):</text:p>
      <text:p text:style-name="Standard">1 - allez sur YouTube</text:p>
      <text:p text:style-name="Standard">2 - cliquer sur la vidéo</text:p>
      <text:p text:style-name="Standard">3 - cliquer sur le bouton partager (a coter des likes)</text:p>
      <text:p text:style-name="Standard">4 - cliquer sur "Intégrer"</text:p>
      <text:p text:style-name="Standard">5 - copier le lien YouTube de : https <text:s text:c="3"/>jusqu'à <text:s/>"?" (je pas le prendre)</text:p>
      <text:p text:style-name="Standard"/>
      <text:p text:style-name="Standard"/>
      <text:p text:style-name="Standard"/>
      <text:p text:style-name="Standard"/>
      <text:p text:style-name="Standard">exemple après le 4 j'obtient cela : </text:p>
      <text:p text:style-name="Standard"/>
      <text:p text:style-name="Standard">&lt;iframe width="560" height="315" src="https://www.youtube.com/embed/NVVrL9h5RHc?si=lTxF-VkHTh4VQ-2H" title="YouTube video player" frameborder="0" allow="accelerometer; autoplay; clipboard-write; encrypted-media; gyroscope; picture-in-picture; web-share" referrerpolicy="strict-origin-when-cross-origin" allowfullscreen&gt;&lt;/iframe&gt;</text:p>
      <text:p text:style-name="Standard"/>
      <text:p text:style-name="Standard"/>
      <text:p text:style-name="Standard">il faut donc copier : "https://www.youtube.com/embed/NVVrL9h5RHc"</text:p>
      <text:p text:style-name="Standard"/>
      <text:p text:style-name="Standard"/>
      <text:p text:style-name="Standard"/>
      <text:p text:style-name="Standard">6 - aller dans le fichier "index.php" a la ligne 50</text:p>
      <text:p text:style-name="Standard">7 - remplacer le lien par celui choisie (! laisser la partie après le "?" le "?" y comprit)</text:p>
      <text:p text:style-name="Standard"/>
      <text:p text:style-name="Standard">exemple du code a la ligne 50:</text:p>
      <text:p text:style-name="Standard"/>
      <text:p text:style-name="Standard"/>
      <text:p text:style-name="Standard">&lt;iframe src="https://www.youtube.com/embed/AcCyxakOg5k?autoplay=1&amp;mute=1&amp;controls=0&amp;showinfo=0&amp;modestbranding=1&amp;rel=0" </text:p>
      <text:p text:style-name="Standard"><text:tab/>allow="autoplay; encrypted-media" allowfullscreen frameborder="0"&gt;</text:p>
      <text:p text:style-name="Standard">&lt;/iframe&gt;</text:p>
      <text:p text:style-name="Standard"/>
      <text:p text:style-name="Standard"/>
      <text:p text:style-name="Standard">il faut donc remplacer "https://www.youtube.com/embed/NVVrL9h5RHc" par le lien de la vidéo choisie</text:p>
      <text:p text:style-name="Standard"/>
      <text:p text:style-name="Standard">résultat :</text:p>
      <text:p text:style-name="Standard"/>
      <text:p text:style-name="Standard">&lt;iframe src="https://www.youtube.com/embed/NVVrL9h5RHc?autoplay=1&amp;mute=1&amp;controls=0&amp;showinfo=0&amp;modestbranding=1&amp;rel=0" </text:p>
      <text:p text:style-name="Standard"><text:tab/>allow="autoplay; encrypted-media" allowfullscreen frameborder="0"&gt;</text:p>
      <text:p text:style-name="Standard">&lt;/ifram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5T11:04:15.143000000</meta:creation-date>
    <dc:date>2025-06-25T11:06:26.447000000</dc:date>
    <meta:editing-duration>PT2M11S</meta:editing-duration>
    <meta:editing-cycles>1</meta:editing-cycles>
    <meta:document-statistic meta:table-count="0" meta:image-count="0" meta:object-count="0" meta:page-count="1" meta:paragraph-count="20" meta:word-count="159" meta:character-count="1434" meta:non-whitespace-character-count="1286"/>
    <meta:generator>LibreOffice/24.8.6.2$Windows_X86_64 LibreOffice_project/6d98ba145e9a8a39fc57bcc76981d1fb1316c60c</meta:generator>
  </office:meta>
</office:document-meta>
</file>